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2" svg:stroke-width="0.02cm" svg:stroke-color="#ff7f00" draw:marker-start-width="0.26cm" draw:marker-end-width="0.26cm" draw:fill="none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standard">
      <style:graphic-properties svg:stroke-width="0.02cm" svg:stroke-color="#000000" draw:marker-start-width="0.26cm" draw:marker-end-width="0.26cm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="none" draw:textarea-horizontal-align="justify" draw:textarea-vertical-align="middle" draw:auto-grow-height="false" fo:min-height="0.63cm" fo:min-width="0cm" fo:padding-top="0.135cm" fo:padding-bottom="0.135cm" fo:padding-left="0.26cm" fo:padding-right="0.26cm"/>
    </style:style>
    <style:style style:name="gr6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7" style:family="graphic" style:parent-style-name="objectwithoutfill">
      <style:graphic-properties svg:stroke-width="0.02cm" svg:stroke-color="#000000" draw:marker-start-width="0.26cm" draw:marker-end-width="0.26cm" draw:fill="none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svg:stroke-width="0.02cm" svg:stroke-color="#000000" draw:marker-start-width="0.26cm" draw:marker-end-width="0.26cm" draw:fill="solid" draw:fill-color="#ffffff" draw:textarea-horizontal-align="justify" draw:textarea-vertical-align="middle" draw:auto-grow-height="false" fo:min-height="0.12cm" fo:min-width="0cm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svg:stroke-color="#000000" draw:marker-start="Arrow" draw:marker-start-width="0.1cm" draw:marker-end="Arrow" draw:marker-end-width="0.1cm" draw:fill="none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none" svg:stroke-width="0.044cm" draw:stroke-linejoin="miter" draw:fill="solid" draw:fill-color="#ffffff"/>
    </style:style>
    <style:style style:name="gr11" style:family="graphic" style:parent-style-name="objectwithoutfill">
      <style:graphic-properties svg:stroke-width="0.01cm" svg:stroke-color="#000000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2" style:family="graphic" style:parent-style-name="objectwithoutfill">
      <style:graphic-properties svg:stroke-width="0.04cm" svg:stroke-color="#ff0000" draw:marker-start="Arrow" draw:marker-start-width="0.16cm" draw:marker-end="" draw:marker-end-width="0.32cm" draw:fill="none" draw:textarea-vertical-align="middle" fo:padding-top="0.145cm" fo:padding-bottom="0.145cm" fo:padding-left="0.27cm" fo:padding-right="0.27cm"/>
    </style:style>
    <style:style style:name="gr13" style:family="graphic" style:parent-style-name="standard">
      <style:graphic-properties draw:stroke="none" svg:stroke-width="0.044cm" draw:stroke-linejoin="miter" draw:fill="solid" draw:fill-color="#ff0000" draw:opacity="0%"/>
    </style:style>
    <style:style style:name="gr14" style:family="graphic" style:parent-style-name="standard">
      <style:graphic-properties draw:stroke="none" svg:stroke-width="0.044cm" draw:stroke-linejoin="miter" draw:fill="solid" draw:fill-color="#ff0000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cm" fo:min-width="0.0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 draw:opacity="0%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ff0000" draw:opacity="0%"/>
    </style:style>
    <style:style style:name="P10" style:family="paragraph">
      <loext:graphic-properties draw:fill="solid" draw:fill-color="#ff0000"/>
    </style:style>
    <style:style style:name="P11" style:family="paragraph">
      <loext:graphic-properties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9.9cm" svg:y1="0.3cm" svg:x2="9.9cm" svg:y2="4.2cm">
          <text:p/>
        </draw:line>
        <draw:line draw:style-name="gr1" draw:text-style-name="P1" draw:layer="layout" svg:x1="8cm" svg:y1="0.3cm" svg:x2="8cm" svg:y2="4.2cm">
          <text:p/>
        </draw:line>
        <draw:g>
          <svg:title>TexMaths</svg:title>
          <svg:desc>10§display§Z_L
§svg§600§TRUE§</svg:desc>
          <draw:polygon draw:style-name="gr2" draw:text-style-name="P2" draw:layer="layout" svg:width="0.431cm" svg:height="0.292cm" svg:x="11.32cm" svg:y="2.031cm" svg:viewBox="0 0 432 293" draw:points="216,293 0,293 0,0 432,0 432,293">
            <text:p/>
          </draw:polygon>
          <draw:path draw:style-name="gr3" draw:text-style-name="P3" draw:layer="layout" svg:width="0.233cm" svg:height="0.24cm" svg:x="11.34cm" svg:y="2.03cm" svg:viewBox="0 0 234 241" svg:d="M234 9c0-2 0-3 0-6s-1-3-8-3h-149c-8 0-9 0-11 7l-20 63c0 2 0 5 0 5 0 1 0 4 4 4 3 0 4-2 4-3 14-42 32-65 87-65h57l-196 221c0 0-2 5-2 6 0 3 2 3 9 3h153c8 0 9 0 11-7l25-78c0-1 2-4 2-5 0-2-2-4-5-4s-4 1-6 8c-15 48-32 74-92 74h-61z">
            <text:p/>
          </draw:path>
          <draw:path draw:style-name="gr3" draw:text-style-name="P3" draw:layer="layout" svg:width="0.161cm" svg:height="0.168cm" svg:x="11.576cm" svg:y="2.155cm" svg:viewBox="0 0 162 169" svg:d="M85 20c2-9 3-11 25-11 8 0 11 0 11-6 0 0 0-3-4-3-7 0-13 1-19 1s-13 0-20 0c-5 0-12 0-16 0-6 0-12-1-16-1-2 0-6 0-6 6 0 3 3 3 8 3 0 0 5 0 10 1 4 0 5 0 5 3 0 1 0 1-1 5l-33 132c-2 8-3 10-22 10-4 0-7 0-7 5 0 4 3 4 7 4h125c6 0 6 0 8-5 2-6 22-54 22-57 0 0-1-3-5-3-3 0-3 1-5 5-10 24-20 51-66 51h-28c-7 0-8 0-8-2 0 0 0-2 2-6z">
            <text:p/>
          </draw:path>
        </draw:g>
        <draw:connector draw:style-name="gr4" draw:text-style-name="P4" draw:layer="layout" draw:line-skew="0cm 0.31cm" svg:x1="8.1cm" svg:y1="1.5cm" svg:x2="10.991cm" svg:y2="1.7cm" draw:start-shape="id1" draw:start-glue-point="10" draw:end-shape="id2" draw:end-glue-point="0" svg:d="M8100 1500h1342 1549v200" svg:viewBox="0 0 2892 201">
          <text:p/>
        </draw:connector>
        <draw:custom-shape draw:style-name="gr5" draw:text-style-name="P1" xml:id="id2" draw:id="id2" draw:layer="layout" svg:width="0.418cm" svg:height="0.9cm" svg:x="10.782cm" svg:y="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line-skew="0cm -0.31cm" svg:x1="8.101cm" svg:y1="2.8cm" svg:x2="10.991cm" svg:y2="2.6cm" draw:start-shape="id3" draw:start-glue-point="10" draw:end-shape="id2" draw:end-glue-point="2" svg:d="M8101 2800h1341 1549v-200" svg:viewBox="0 0 2891 201">
          <text:p/>
        </draw:connector>
        <draw:g>
          <svg:title>TexMaths</svg:title>
          <svg:desc>10§display§Z_C^{\prime\prime}

§svg§600§TRUE§</svg:desc>
          <draw:polygon draw:style-name="gr2" draw:text-style-name="P2" draw:layer="layout" svg:width="0.457cm" svg:height="0.368cm" svg:x="8.645cm" svg:y="2.007cm" svg:viewBox="0 0 458 369" draw:points="229,369 0,369 0,0 458,0 458,369">
            <text:p/>
          </draw:polygon>
          <draw:path draw:style-name="gr3" draw:text-style-name="P3" draw:layer="layout" svg:width="0.234cm" svg:height="0.24cm" svg:x="8.665cm" svg:y="2.048cm" svg:viewBox="0 0 235 241" svg:d="M234 9c0-2 1-3 1-6s-2-3-9-3h-149c-8 0-9 0-11 7l-20 63c0 2 0 4 0 5s0 4 4 4c3 0 4-2 4-3 14-42 32-65 87-65h58l-197 220c0 1-2 6-2 6 0 4 2 4 9 4h154c8 0 8 0 10-8l26-77c0-2 1-4 1-6 0-1-1-4-5-4-3 0-4 2-6 9-15 48-32 74-92 74h-61z">
            <text:p/>
          </draw:path>
          <draw:path draw:style-name="gr3" draw:text-style-name="P3" draw:layer="layout" svg:width="0.061cm" svg:height="0.127cm" svg:x="8.921cm" svg:y="2.005cm" svg:viewBox="0 0 62 128" svg:d="M60 22c2-4 2-7 2-8 0-8-7-14-14-14-10 0-13 8-14 12l-32 107c-1 0-2 3-2 3 0 4 8 6 10 6 1 0 2 0 4-4z">
            <text:p/>
          </draw:path>
          <draw:path draw:style-name="gr3" draw:text-style-name="P3" draw:layer="layout" svg:width="0.061cm" svg:height="0.127cm" svg:x="9.002cm" svg:y="2.005cm" svg:viewBox="0 0 62 128" svg:d="M60 22c2-4 2-7 2-8 0-8-7-14-14-14-10 0-13 8-14 12l-32 107c-1 0-2 3-2 3 0 4 8 6 10 6 1 0 2 0 4-4z">
            <text:p/>
          </draw:path>
          <draw:path draw:style-name="gr3" draw:text-style-name="P3" draw:layer="layout" svg:width="0.19cm" svg:height="0.177cm" svg:x="8.901cm" svg:y="2.202cm" svg:viewBox="0 0 191 178" svg:d="M191 3c0-1 0-3-3-3-1 0-2 1-5 3l-17 19c-3-3-16-22-47-22-60 0-119 53-119 109 0 41 32 69 76 69 13 0 37-2 63-24 19-16 24-38 24-40 0-3-3-3-4-3-3 0-4 2-4 4-10 34-45 55-75 55-26 0-55-14-55-53 0-7 1-47 30-78 17-19 43-30 67-30 28 0 45 21 45 49 0 6 0 8 0 9 0 3 3 3 4 3 4 0 4 0 5-4z">
            <text:p/>
          </draw:path>
        </draw:g>
        <draw:custom-shape draw:style-name="gr6" draw:text-style-name="P5" xml:id="id1" draw:id="id1" draw:layer="layout" svg:width="0.2cm" svg:height="0.2cm" svg:x="7.9cm" svg:y="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801cm" svg:y="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xml:id="id3" draw:id="id3" draw:layer="layout" svg:width="0.2cm" svg:height="0.2cm" svg:x="7.901cm" svg:y="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9.802cm" svg:y="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7.9cm" svg:y1="2.8cm" svg:x2="7.1cm" svg:y2="2.8cm">
          <text:p/>
        </draw:line>
        <draw:line draw:style-name="gr7" draw:text-style-name="P1" draw:layer="layout" svg:x1="7.9cm" svg:y1="1.5cm" svg:x2="7.1cm" svg:y2="1.5cm">
          <text:p/>
        </draw:line>
        <draw:line draw:style-name="gr7" draw:text-style-name="P1" draw:layer="layout" svg:x1="7.1cm" svg:y1="0.3cm" svg:x2="7.1cm" svg:y2="1.5cm">
          <text:p/>
        </draw:line>
        <draw:line draw:style-name="gr7" draw:text-style-name="P1" draw:layer="layout" svg:x1="7.1cm" svg:y1="2.8cm" svg:x2="7.1cm" svg:y2="4cm">
          <text:p/>
        </draw:line>
        <draw:line draw:style-name="gr1" draw:text-style-name="P1" draw:layer="layout" svg:x1="2.2cm" svg:y1="0.3cm" svg:x2="2.2cm" svg:y2="4.2cm">
          <text:p/>
        </draw:line>
        <draw:line draw:style-name="gr1" draw:text-style-name="P1" draw:layer="layout" svg:x1="4.1cm" svg:y1="0.3cm" svg:x2="4.1cm" svg:y2="4.2cm">
          <text:p/>
        </draw:line>
        <draw:custom-shape draw:style-name="gr5" draw:text-style-name="P1" xml:id="id9" draw:id="id9" draw:layer="layout" svg:width="0.418cm" svg:height="0.9cm" svg:x="0.89cm" svg:y="1.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4" draw:text-style-name="P4" draw:layer="layout" svg:x1="4cm" svg:y1="2.8cm" svg:x2="2.298cm" svg:y2="2.801cm" draw:start-shape="id4" draw:start-glue-point="10" draw:end-shape="id5" draw:end-glue-point="6" svg:d="M4000 2800h-852v1h-850" svg:viewBox="0 0 1703 2">
          <text:p/>
        </draw:connector>
        <draw:custom-shape draw:style-name="gr6" draw:text-style-name="P5" xml:id="id6" draw:id="id6" draw:layer="layout" svg:width="0.2cm" svg:height="0.2cm" svg:x="4cm" svg:y="1.4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xml:id="id7" draw:id="id7" draw:layer="layout" svg:width="0.2cm" svg:height="0.2cm" svg:x="2.099cm" svg:y="1.4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xml:id="id4" draw:id="id4" draw:layer="layout" svg:width="0.2cm" svg:height="0.2cm" svg:x="3.999cm" svg:y="2.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6" draw:text-style-name="P5" xml:id="id5" draw:id="id5" draw:layer="layout" svg:width="0.2cm" svg:height="0.2cm" svg:x="2.098cm" svg:y="2.701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line draw:style-name="gr7" draw:text-style-name="P1" draw:layer="layout" svg:x1="4.2cm" svg:y1="2.8cm" svg:x2="5cm" svg:y2="2.8cm">
          <text:p/>
        </draw:line>
        <draw:line draw:style-name="gr7" draw:text-style-name="P1" draw:layer="layout" svg:x1="4.2cm" svg:y1="1.5cm" svg:x2="5cm" svg:y2="1.5cm">
          <text:p/>
        </draw:line>
        <draw:line draw:style-name="gr7" draw:text-style-name="P1" draw:layer="layout" svg:x1="5cm" svg:y1="0.3cm" svg:x2="5cm" svg:y2="1.5cm">
          <text:p/>
        </draw:line>
        <draw:line draw:style-name="gr7" draw:text-style-name="P1" draw:layer="layout" svg:x1="5cm" svg:y1="2.8cm" svg:x2="5cm" svg:y2="4cm">
          <text:p/>
        </draw:line>
        <draw:connector draw:style-name="gr4" draw:text-style-name="P4" draw:layer="layout" svg:x1="4.001cm" svg:y1="1.5cm" svg:x2="2.299cm" svg:y2="1.501cm" draw:start-shape="id6" draw:start-glue-point="10" draw:end-shape="id7" draw:end-glue-point="6" svg:d="M4001 1500h-852v1h-850" svg:viewBox="0 0 1703 2">
          <text:p/>
        </draw:connector>
        <draw:custom-shape draw:style-name="gr8" draw:text-style-name="P7" xml:id="id8" draw:id="id8" draw:layer="layout" svg:width="0.4cm" svg:height="0.39cm" svg:x="0.9cm" svg:y="2.5cm">
          <text:p text:style-name="P6"><text:span text:style-name="T1">~</text:span></text:p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onnector draw:style-name="gr4" draw:text-style-name="P4" draw:layer="layout" draw:line-skew="1.211cm -0.312cm" svg:x1="2.099cm" svg:y1="2.801cm" svg:x2="1.101cm" svg:y2="2.89cm" draw:start-shape="id5" draw:start-glue-point="10" draw:end-shape="id8" draw:end-glue-point="8" svg:d="M2099 2801h-499v299h-499v-210" svg:viewBox="0 0 999 300">
          <text:p/>
        </draw:connector>
        <draw:connector draw:style-name="gr4" draw:text-style-name="P4" draw:layer="layout" draw:line-skew="1.31cm 0.31cm" svg:x1="2.1cm" svg:y1="1.501cm" svg:x2="1.099cm" svg:y2="1.5cm" draw:start-shape="id7" draw:start-glue-point="10" draw:end-shape="id9" draw:end-glue-point="0" svg:d="M2100 1501h-410v-301h-591v300" svg:viewBox="0 0 1002 302">
          <text:p/>
        </draw:connector>
        <draw:connector draw:style-name="gr4" draw:text-style-name="P4" draw:layer="layout" svg:x1="1.099cm" svg:y1="2.4cm" svg:x2="1.101cm" svg:y2="2.5cm" draw:start-shape="id9" draw:start-glue-point="2" draw:end-shape="id8" draw:end-glue-point="4" svg:d="M1099 2400v50h2v50" svg:viewBox="0 0 3 101">
          <text:p/>
        </draw:connector>
        <draw:g>
          <svg:title>TexMaths</svg:title>
          <svg:desc>10§display§Z_G
§svg§600§TRUE§</svg:desc>
          <draw:polygon draw:style-name="gr2" draw:text-style-name="P2" draw:layer="layout" svg:width="0.457cm" svg:height="0.291cm" svg:x="0.321cm" svg:y="1.831cm" svg:viewBox="0 0 458 292" draw:points="229,292 0,292 0,0 458,0 458,292">
            <text:p/>
          </draw:polygon>
          <draw:path draw:style-name="gr3" draw:text-style-name="P3" draw:layer="layout" svg:width="0.234cm" svg:height="0.239cm" svg:x="0.341cm" svg:y="1.83cm" svg:viewBox="0 0 235 240" svg:d="M234 9c0-2 1-3 1-6s-2-3-9-3h-149c-8 0-9 0-11 7l-20 63c0 2 0 4 0 5s0 4 4 4c3 0 4-2 4-3 14-42 32-65 87-65h58l-197 220c0 1-2 5-2 6 0 3 2 3 9 3h154c8 0 8 0 10-7l26-77c0-2 1-4 1-6 0-1-1-4-5-4-3 0-4 2-6 9-15 48-32 73-92 73h-61z">
            <text:p/>
          </draw:path>
          <draw:path draw:style-name="gr3" draw:text-style-name="P3" draw:layer="layout" svg:width="0.19cm" svg:height="0.177cm" svg:x="0.577cm" svg:y="1.95cm" svg:viewBox="0 0 191 178" svg:d="M191 3c0-1 0-3-3-3-1 0-2 1-5 3l-17 19c-3-3-16-22-47-22-60 0-119 53-119 109 0 38 29 69 77 69 21 0 45-5 58-19 2 6 8 14 12 14 2 0 2 0 4-6l4-19c1-4 4-19 5-22 3-11 3-12 19-12 1 0 4 0 4-5 0-3-1-4-3-4-8 0-18 1-27 1-6 0-14 0-21 0-6 0-13-1-19-1-2 0-6 0-6 6 0 3 3 3 9 3 5 0 10 0 15 1 8 1 8 2 8 5 0 1 0 1-2 7-2 7-4 18-6 21-7 15-29 21-49 21-24 0-57-12-57-53 0-27 13-59 30-78 26-25 52-29 67-29 28 0 45 21 45 49 0 6 0 8 0 9 0 3 3 3 4 3 4 0 4 0 5-4z">
            <text:p/>
          </draw:path>
        </draw:g>
        <draw:g>
          <svg:title>TexMaths</svg:title>
          <svg:desc>10§display§V_G
§svg§600§TRUE§</svg:desc>
          <draw:polygon draw:style-name="gr2" draw:text-style-name="P2" draw:layer="layout" svg:width="0.422cm" svg:height="0.291cm" svg:x="0.322cm" svg:y="2.532cm" svg:viewBox="0 0 423 292" draw:points="211,292 0,292 0,0 423,0 423,292">
            <text:p/>
          </draw:polygon>
          <draw:path draw:style-name="gr3" draw:text-style-name="P3" draw:layer="layout" svg:width="0.25cm" svg:height="0.247cm" svg:x="0.342cm" svg:y="2.531cm" svg:viewBox="0 0 251 248" svg:d="M202 40c17-27 31-28 45-29 4-1 4-6 4-7 0-2-2-4-4-4-10 0-20 1-30 1-11 0-23-1-34-1-2 0-7 0-7 6 0 4 3 5 6 5 9 1 16 4 16 11 0 6-5 14-5 14l-108 172-24-186c0-7 8-11 24-11 5 0 9 0 9-7 0-3-3-4-5-4-15 0-30 1-44 1-7 0-13 0-19 0-7 0-13-1-20-1-2 0-6 0-6 6 0 5 3 5 9 5 20 0 20 3 21 12l28 217c1 7 2 8 7 8s7-1 9-6z">
            <text:p/>
          </draw:path>
          <draw:path draw:style-name="gr3" draw:text-style-name="P3" draw:layer="layout" svg:width="0.19cm" svg:height="0.177cm" svg:x="0.543cm" svg:y="2.651cm" svg:viewBox="0 0 191 178" svg:d="M191 3c0-1-1-3-3-3s-2 1-5 3l-17 19c-3-3-16-22-47-22-60 0-119 53-119 109 0 38 29 69 77 69 21 0 45-5 57-19 3 6 9 14 12 14s3 0 4-6l5-19c1-4 4-19 5-22 3-11 3-12 18-12 2 0 5 0 5-5 0-3-1-4-3-4-8 0-18 1-27 1-7 0-15 0-21 0s-13-1-19-1c-2 0-6 0-6 6 0 3 3 3 9 3 5 0 10 0 14 1 8 1 8 2 8 5 0 1 0 1-1 7-2 7-4 18-6 21-7 15-29 21-49 21-24 0-57-12-57-53 0-27 13-59 30-78 26-25 52-29 67-29 28 0 44 21 44 49 0 6 0 8 0 9 0 3 4 3 4 3 4 0 4 0 6-4z">
            <text:p/>
          </draw:path>
        </draw:g>
        <draw:g>
          <svg:title>TexMaths</svg:title>
          <svg:desc>10§display§Z_C^\prime

§svg§600§TRUE§</svg:desc>
          <draw:polygon draw:style-name="gr2" draw:text-style-name="P2" draw:layer="layout" svg:width="0.457cm" svg:height="0.368cm" svg:x="2.847cm" svg:y="2.007cm" svg:viewBox="0 0 458 369" draw:points="229,369 0,369 0,0 458,0 458,369">
            <text:p/>
          </draw:polygon>
          <draw:path draw:style-name="gr3" draw:text-style-name="P3" draw:layer="layout" svg:width="0.234cm" svg:height="0.24cm" svg:x="2.867cm" svg:y="2.048cm" svg:viewBox="0 0 235 241" svg:d="M234 9c0-2 1-3 1-6s-2-3-9-3h-149c-8 0-9 0-11 7l-20 63c0 2 0 4 0 5s0 4 4 4c3 0 4-2 4-3 14-42 32-65 87-65h58l-197 220c0 1-2 6-2 6 0 4 2 4 9 4h154c8 0 8 0 10-8l26-77c0-2 1-4 1-6 0-1-1-4-5-4-3 0-4 2-6 9-15 48-32 74-92 74h-61z">
            <text:p/>
          </draw:path>
          <draw:path draw:style-name="gr3" draw:text-style-name="P3" draw:layer="layout" svg:width="0.061cm" svg:height="0.127cm" svg:x="3.123cm" svg:y="2.005cm" svg:viewBox="0 0 62 128" svg:d="M60 22c2-4 2-7 2-8 0-8-7-14-14-14-10 0-13 8-14 12l-32 107c-1 0-2 3-2 3 0 4 8 6 10 6 1 0 2 0 4-4z">
            <text:p/>
          </draw:path>
          <draw:path draw:style-name="gr3" draw:text-style-name="P3" draw:layer="layout" svg:width="0.19cm" svg:height="0.177cm" svg:x="3.103cm" svg:y="2.202cm" svg:viewBox="0 0 191 178" svg:d="M191 3c0-1 0-3-3-3-1 0-2 1-5 3l-17 19c-3-3-16-22-47-22-60 0-119 53-119 109 0 41 32 69 76 69 13 0 37-2 63-24 19-16 24-38 24-40 0-3-3-3-4-3-3 0-4 2-4 4-10 34-45 55-75 55-26 0-55-14-55-53 0-7 1-47 30-78 17-19 43-30 67-30 28 0 45 21 45 49 0 6 0 8 0 9 0 3 3 3 4 3 4 0 4 0 5-4z">
            <text:p/>
          </draw:path>
        </draw:g>
        <draw:line draw:style-name="gr9" draw:text-style-name="P1" draw:layer="layout" svg:x1="7.1cm" svg:y1="4.1cm" svg:x2="5cm" svg:y2="4.1cm">
          <text:p/>
        </draw:line>
        <draw:g>
          <svg:title>TexMaths</svg:title>
          <svg:desc>14§display§d§svg§600§FALSE§</svg:desc>
          <draw:polygon draw:style-name="gr10" draw:text-style-name="P8" draw:layer="layout" svg:width="0.255cm" svg:height="0.341cm" svg:x="5.897cm" svg:y="3.865cm" svg:viewBox="0 0 256 342" draw:points="127,342 0,342 0,0 256,0 256,342">
            <text:p/>
          </draw:polygon>
          <draw:path draw:style-name="gr3" draw:text-style-name="P3" draw:layer="layout" svg:width="0.234cm" svg:height="0.348cm" svg:x="5.917cm" svg:y="3.864cm" svg:viewBox="0 0 235 349" svg:d="M235 6c0-2 0-6-7-6s-54 4-63 6c-3 0-6 2-6 9 0 6 4 6 12 6 24 0 25 4 25 8l-3 10-29 117c-9-18-23-31-46-31-57 0-118 73-118 144 0 47 27 80 66 80 10 0 35-2 64-37 4 20 21 37 44 37 18 0 29-11 37-28s15-47 15-48c0-6-5-6-6-6-5 0-5 2-6 9-9 33-18 62-38 62-14 0-15-13-15-23 0-12 1-15 3-23zM132 284c-2 9-2 10-10 19-21 27-42 35-55 35-25 0-32-27-32-46 0-25 15-87 28-109 14-29 36-47 57-47 32 0 39 40 39 44 0 2-1 5-2 7z">
            <text:p/>
          </draw:path>
        </draw:g>
        <draw:path draw:style-name="gr11" draw:text-style-name="P1" draw:layer="layout" svg:width="1.707cm" svg:height="1.252cm" draw:transform="skewX (-0.174881991049832) rotate (-0.967785070230856) translate (5.6cm 1cm)" svg:viewBox="0 0 1708 1253" svg:d="M0 0c1530 1 1708 1253 1708 1253">
          <text:p/>
        </draw:path>
        <draw:path draw:style-name="gr11" draw:text-style-name="P1" draw:layer="layout" svg:width="1.707cm" svg:height="1.252cm" draw:transform="skewX (-0.174881991049832) rotate (-0.967785070230856) translate (5.84900206469374cm 1cm)" svg:viewBox="0 0 1708 1253" svg:d="M0 0c1530 1 1708 1253 1708 1253">
          <text:p/>
        </draw:path>
        <draw:path draw:style-name="gr11" draw:text-style-name="P1" draw:layer="layout" svg:width="1.707cm" svg:height="1.252cm" draw:transform="skewX (-0.174881991049832) rotate (-0.967785070230856) translate (6.09800412938747cm 1cm)" svg:viewBox="0 0 1708 1253" svg:d="M0 0c1530 1 1708 1253 1708 1253">
          <text:p/>
        </draw:path>
        <draw:path draw:style-name="gr11" draw:text-style-name="P1" draw:layer="layout" svg:width="1.707cm" svg:height="1.252cm" draw:transform="skewX (-0.174881991049832) rotate (-0.967785070230856) translate (6.34900206469374cm 1cm)" svg:viewBox="0 0 1708 1253" svg:d="M0 0c1530 1 1708 1253 1708 1253">
          <text:p/>
        </draw:path>
        <draw:line draw:style-name="gr12" draw:text-style-name="P1" draw:layer="layout" svg:x1="10.4cm" svg:y1="3.7cm" svg:x2="9.5cm" svg:y2="3.7cm">
          <text:p/>
        </draw:line>
        <draw:g>
          <svg:title>TexMaths</svg:title>
          <svg:desc>14§display§P_{rx}§svg§600§TRUE§</svg:desc>
          <draw:polygon draw:style-name="gr13" draw:text-style-name="P9" draw:layer="layout" svg:width="0.73cm" svg:height="0.409cm" svg:x="10.5cm" svg:y="3.481cm" svg:viewBox="0 0 731 410" draw:points="366,410 0,410 0,0 731,0 731,410">
            <text:p/>
          </draw:polygon>
          <draw:path draw:style-name="gr14" draw:text-style-name="P10" draw:layer="layout" svg:width="0.352cm" svg:height="0.336cm" svg:x="10.52cm" svg:y="3.48cm" svg:viewBox="0 0 353 337" svg:d="M130 181h84c70 0 139-51 139-106 0-38-32-75-97-75h-161c-9 0-14 0-14 9 0 7 4 7 14 7 6 0 15 0 22 1 7 0 10 2 10 8 0 1 0 3-1 9l-68 265c-4 19-5 22-45 22-7 0-13 0-13 10 0 6 6 6 8 6 13 0 48-1 63-1 10 0 21 0 31 0s21 1 31 1c5 0 11 0 11-10 0-6-5-6-14-6-18 0-32 0-32-9 0-2 1-4 2-8zM166 34c4-17 4-18 26-18h48c40 0 67 13 67 47 0 19-10 61-29 79-25 22-55 26-76 26h-70z">
            <text:p/>
          </draw:path>
          <draw:path draw:style-name="gr14" draw:text-style-name="P10" draw:layer="layout" svg:width="0.16cm" svg:height="0.156cm" svg:x="10.831cm" svg:y="3.737cm" svg:viewBox="0 0 161 157" svg:d="M65 83c1-2 9-34 9-35 1-3 11-20 22-29 4-2 14-9 28-9 4 0 13 0 20 5-12 3-16 12-16 19s7 13 14 13c8 0 19-7 19-21 0-18-19-26-37-26-17 0-33 8-48 25-6-22-28-25-36-25-13 0-22 8-28 18-8 13-12 33-12 35 0 4 4 4 6 4 5 0 5-1 7-10 6-21 13-37 26-37 9 0 11 7 11 17 0 7-3 19-5 29-2 9-6 23-8 30l-11 45c-1 4-4 13-4 14 0 8 7 12 13 12 4 0 11-4 14-10 1-3 5-18 7-27z">
            <text:p/>
          </draw:path>
          <draw:path draw:style-name="gr14" draw:text-style-name="P10" draw:layer="layout" svg:width="0.185cm" svg:height="0.156cm" svg:x="11.025cm" svg:y="3.737cm" svg:viewBox="0 0 186 157" svg:d="M70 116c-4 12-15 31-33 31-1 0-11 0-19-5 15-4 16-17 16-19 0-8-6-13-14-13-10 0-20 9-20 21 0 18 19 26 36 26s30-10 39-25c9 18 28 25 42 25 40 0 60-44 60-54 0-5-4-5-5-5-5 0-5 3-6 7-8 24-28 42-48 42-14 0-22-9-22-23 0-9 9-40 18-79 8-27 24-35 35-35 0 0 11 0 18 5-10 3-15 12-15 19s6 13 14 13 20-7 20-21c0-20-22-26-37-26-17 0-30 11-38 25-7-15-22-25-41-25-40 0-62 43-62 53 0 4 4 4 5 4 5 0 6-1 7-6 9-26 30-41 48-41 12 0 21 6 21 22 0 7-5 25-7 36z">
            <text:p/>
          </draw:path>
        </draw:g>
        <draw:line draw:style-name="gr12" draw:text-style-name="P1" draw:layer="layout" svg:x1="2.691cm" svg:y1="3.7cm" svg:x2="1.791cm" svg:y2="3.7cm">
          <text:p/>
        </draw:line>
        <draw:g>
          <svg:title>TexMaths</svg:title>
          <svg:desc>14§display§P_{in}§svg§600§TRUE§</svg:desc>
          <draw:polygon draw:style-name="gr13" draw:text-style-name="P9" draw:layer="layout" svg:width="0.696cm" svg:height="0.409cm" svg:x="0.992cm" svg:y="3.481cm" svg:viewBox="0 0 697 410" draw:points="349,410 0,410 0,0 697,0 697,410">
            <text:p/>
          </draw:polygon>
          <draw:path draw:style-name="gr14" draw:text-style-name="P10" draw:layer="layout" svg:width="0.352cm" svg:height="0.336cm" svg:x="1.012cm" svg:y="3.48cm" svg:viewBox="0 0 353 337" svg:d="M130 181h84c70 0 139-51 139-106 0-38-33-75-98-75h-160c-9 0-14 0-14 9 0 7 4 7 14 7 6 0 15 0 22 1 7 0 10 2 10 8 0 1 0 3-1 9l-68 265c-4 19-5 22-45 22-7 0-13 0-13 10 0 6 6 6 8 6 13 0 48-1 63-1 10 0 21 0 31 0s21 1 31 1c5 0 10 0 10-10 0-6-4-6-13-6-18 0-33 0-33-9 0-2 2-4 3-8zM166 34c4-17 4-18 26-18h48c40 0 67 13 67 47 0 19-10 61-29 79-25 22-55 26-76 26h-70z">
            <text:p/>
          </draw:path>
          <draw:path draw:style-name="gr14" draw:text-style-name="P10" draw:layer="layout" svg:width="0.104cm" svg:height="0.232cm" svg:x="1.323cm" svg:y="3.661cm" svg:viewBox="0 0 105 233" svg:d="M96 13c0-5-4-13-13-13-10 0-20 9-20 19 0 6 4 13 14 13s19-10 19-19zM26 189c-2 5-4 8-4 15 0 15 14 29 33 29 36 0 50-48 50-53 0-4-4-4-5-4-5 0-5 2-7 5-8 28-24 42-37 42-7 0-8-5-8-13 0-7 2-13 6-21 3-10 7-19 11-28 2-8 15-40 17-44 1-3 2-7 2-11 0-16-15-29-34-29-34 0-50 47-50 53 0 4 4 4 6 4 5 0 5-2 6-5 9-31 25-43 37-43 6 0 9 4 9 12s-2 14-11 35z">
            <text:p/>
          </draw:path>
          <draw:path draw:style-name="gr14" draw:text-style-name="P10" draw:layer="layout" svg:width="0.211cm" svg:height="0.156cm" svg:x="1.462cm" svg:y="3.737cm" svg:viewBox="0 0 212 157" svg:d="M26 131c-1 4-4 13-4 14 0 8 7 12 13 12 5 0 11-5 13-8 1-4 5-15 6-21 2-7 5-23 8-32 2-8 4-15 5-23 5-15 5-17 15-32 10-13 26-31 52-31 21 0 21 17 21 24 0 21-15 59-21 73-4 10-5 14-5 19 0 18 16 31 32 31 35 0 51-48 51-54 0-5-5-5-6-5-4 0-5 3-7 7-7 27-22 42-37 42-6 0-7-5-7-13s1-12 7-28c4-11 18-47 18-67 0-33-26-39-44-39-30 0-49 18-59 31-3-23-23-31-37-31-15 0-23 11-28 19-8 12-12 32-12 34 0 4 4 4 6 4 5 0 5-1 7-10 6-20 13-37 26-37 9 0 11 7 11 17 0 7-3 19-5 29-2 9-6 23-8 30z">
            <text:p/>
          </draw:path>
        </draw:g>
        <draw:line draw:style-name="gr9" draw:text-style-name="P1" draw:layer="layout" svg:x1="5.3cm" svg:y1="0.3cm" svg:x2="5.3cm" svg:y2="4cm">
          <text:p/>
        </draw:line>
        <draw:custom-shape draw:style-name="gr15" draw:text-style-name="P11" draw:layer="layout" svg:width="0.54cm" svg:height="0.45cm" svg:x="5.03cm" svg:y="1.9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D§svg§600§FALSE§</svg:desc>
          <draw:polygon draw:style-name="gr10" draw:text-style-name="P8" draw:layer="layout" svg:width="0.42cm" svg:height="0.335cm" svg:x="5.098cm" svg:y="1.967cm" svg:viewBox="0 0 421 336" draw:points="211,336 0,336 0,0 421,0 421,336">
            <text:p/>
          </draw:polygon>
          <draw:path draw:style-name="gr3" draw:text-style-name="P3" draw:layer="layout" svg:width="0.376cm" svg:height="0.336cm" svg:x="5.118cm" svg:y="1.966cm" svg:viewBox="0 0 377 337" svg:d="M58 299c-4 19-5 22-45 22-7 0-13 0-13 10 0 6 4 6 13 6h164c103 0 200-104 200-212 0-70-42-125-116-125h-166c-9 0-14 0-14 9 0 7 4 7 14 7 6 0 15 0 21 1 8 0 11 2 11 8 0 1 0 3-3 9zM166 34c4-17 4-18 25-18h54c48 0 89 25 89 90 0 25-10 106-52 160-14 18-54 55-114 55h-56c-7 0-8 0-10 0-6 0-7-1-7-4 0-2 0-4 2-1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</office:font-face-decls>
  <office:styles>
    <draw:marker draw:name="Arrow" svg:viewBox="0 0 20 30" svg:d="M10 0l-10 30h20z"/>
    <draw:stroke-dash draw:name="Fine_20_Dashed_20_2" draw:display-name="Fine Dashed 2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4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6-13T23:55:37.746090488</dc:date>
    <meta:editing-duration>PT1H57M25S</meta:editing-duration>
    <meta:editing-cycles>26</meta:editing-cycles>
    <meta:generator>LibreOffice/5.3.3.2$Linux_X86_64 LibreOffice_project/30m0$Build-2</meta:generator>
    <meta:document-statistic meta:object-count="78"/>
  </office:meta>
</office:document-meta>
</file>